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8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9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0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30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30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0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0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21" office:value-type="string">
            <text:p>0x13A466C</text:p>
          </table:table-cell>
          <table:table-cell table:style-name="ce30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0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0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0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0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0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0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0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0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0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0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1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8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9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2"/>
          <table:table-cell table:number-columns-repeated="1023"/>
        </table:table-row>
        <table:table-row table:style-name="ro4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4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4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4" table:number-rows-repeated="10479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7/06/2016</text:date>, <text:time>00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06T00:12:52.29</dc:date>
    <meta:editing-duration>P7DT19H16M47S</meta:editing-duration>
    <meta:editing-cycles>423</meta:editing-cycles>
    <meta:generator>OpenOffice/4.1.2$Win32 OpenOffice.org_project/412m3$Build-9782</meta:generator>
    <meta:document-statistic meta:table-count="9" meta:cell-count="2559" meta:object-count="0"/>
  </office:meta>
</office:document-meta>
</file>